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1916" calcext:value-type="float">
            <text:p>38.9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4484" calcext:value-type="float">
            <text:p>38.9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992" calcext:value-type="float">
            <text:p>39.5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2726099461700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